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draw:stroke="solid" draw:stroke-dash="Dash_20_1" svg:stroke-width="0.02cm" svg:stroke-color="#000000" draw:marker-start="" draw:marker-start-width="0.12cm" draw:marker-start-center="false" draw:marker-end="Arrow" draw:marker-end-width="0.1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="solid" draw:stroke-dash="Dash_20_1" svg:stroke-width="0.02cm" svg:stroke-color="#000000" draw:marker-start="" draw:marker-start-width="0.12cm" draw:marker-start-center="false" draw:marker-end="Arrow" draw:marker-end-width="0.1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solid" draw:stroke-dash="Dash_20_1" svg:stroke-width="0.02cm" svg:stroke-color="#000000" draw:marker-start="" draw:marker-start-width="0.12cm" draw:marker-start-center="false" draw:marker-end="Arrow" draw:marker-end-width="0.1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02cm" svg:stroke-color="#000000" draw:marker-start="" draw:marker-start-width="0.215cm" draw:marker-start-center="false" draw:marker-end-width="0.21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draw:stroke="solid" draw:stroke-dash="Dash_20_1" svg:stroke-width="0.02cm" svg:stroke-color="#000000" draw:marker-start="" draw:marker-start-width="0.12cm" draw:marker-start-center="false" draw:marker-end="Arrow" draw:marker-end-width="0.1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>
      <style:graphic-properties svg:stroke-width="0.02cm" svg:stroke-color="#000000" draw:marker-end="Arrow" draw:marker-end-width="0.2cm" draw:fill="none" draw:fill-color="#ffffff" draw:textarea-vertical-align="middle" fo:padding-top="0.135cm" fo:padding-bottom="0.135cm" fo:padding-left="0.26cm" fo:padding-right="0.26cm"/>
    </style:style>
    <style:style style:name="gr55" style:family="graphic" style:parent-style-name="standard">
      <style:graphic-properties draw:stroke="none" svg:stroke-width="0.02cm" svg:stroke-color="#000000" draw:fill="none" draw:fill-color="#ffffff" fo:min-height="0.5cm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style:font-family-asian="'Droid Sans Fallback'" style:font-family-generic-asian="system" style:font-pitch-asian="variable" style:language-asian="zh" style:country-asian="CN" style:font-style-asian="normal" style:font-family-complex="FreeSans" style:font-family-generic-complex="system" style:font-pitch-complex="variable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1pt" style:language-asian="zh" style:country-asian="CN" style:font-style-asian="normal" style:font-weight-asian="bold" style:font-family-complex="FreeSans" style:font-family-generic-complex="system" style:font-pitch-complex="variable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1pt" style:language-asian="zh" style:country-asian="CN" style:font-style-asian="normal" style:font-weight-asian="bold" style:font-family-complex="FreeSans" style:font-family-generic-complex="system" style:font-pitch-complex="variable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family="'Nimbus Roman No9 L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font-family="'Nimbus Roman No9 L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T1" style:family="text">
      <style:text-properties fo:font-family="'Nimbus Roman No9 L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'Nimbus Roman No9 L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001cm" svg:height="1.751cm" svg:x="2cm" svg:y="1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01cm" svg:height="0.501cm" svg:x="4.505cm" svg:y="2.995cm">
            <text:p text:style-name="P2"><text:span text:style-name="T1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01cm" svg:height="0.501cm" svg:x="3.755cm" svg:y="2.995cm">
            <text:p text:style-name="P2"><text:span text:style-name="T1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01cm" svg:height="0.501cm" svg:x="3.004cm" svg:y="2.995cm">
            <text:p text:style-name="P2"><text:span text:style-name="T1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01cm" svg:height="0.501cm" svg:x="5.254cm" svg:y="2.995cm">
            <text:p text:style-name="P2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504cm" svg:height="0.504cm" svg:x="2.251cm" svg:y="2.996cm">
            <text:p text:style-name="P2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501cm" svg:height="0.501cm" svg:x="4.5cm" svg:y="2.248cm">
            <text:p text:style-name="P2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501cm" svg:height="0.501cm" svg:x="3.75cm" svg:y="2.248cm">
            <text:p text:style-name="P2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501cm" svg:height="0.501cm" svg:x="2.999cm" svg:y="2.248cm">
            <text:p text:style-name="P2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501cm" svg:height="0.501cm" svg:x="5.249cm" svg:y="2.248cm">
            <text:p text:style-name="P2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504cm" svg:height="0.504cm" svg:x="2.246cm" svg:y="2.249cm">
            <text:p text:style-name="P2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4.001cm" svg:height="1.751cm" svg:x="11.999cm" svg:y="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501cm" svg:height="0.501cm" svg:x="14.504cm" svg:y="2.996cm">
            <text:p text:style-name="P2"><text:span text:style-name="T1">3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501cm" svg:height="0.501cm" svg:x="13.754cm" svg:y="2.996cm">
            <text:p text:style-name="P2"><text:span text:style-name="T1">3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0.501cm" svg:height="0.501cm" svg:x="13.003cm" svg:y="2.996cm">
            <text:p text:style-name="P2"><text:span text:style-name="T1">3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0.501cm" svg:height="0.501cm" svg:x="15.253cm" svg:y="2.996cm">
            <text:p text:style-name="P2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504cm" svg:height="0.504cm" svg:x="12.25cm" svg:y="2.997cm">
            <text:p text:style-name="P2"><text:span text:style-name="T1">3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501cm" svg:height="0.501cm" svg:x="14.499cm" svg:y="2.249cm">
            <text:p text:style-name="P2"><text:span text:style-name="T1">3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" draw:layer="layout" svg:width="0.501cm" svg:height="0.501cm" svg:x="13.749cm" svg:y="2.249cm">
            <text:p text:style-name="P2"><text:span text:style-name="T1">3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01cm" svg:height="0.501cm" svg:x="12.998cm" svg:y="2.249cm">
            <text:p text:style-name="P2"><text:span text:style-name="T1">3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501cm" svg:height="0.501cm" svg:x="15.248cm" svg:y="2.249cm">
            <text:p text:style-name="P2"><text:span text:style-name="T1">3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504cm" svg:height="0.504cm" svg:x="12.245cm" svg:y="2.25cm">
            <text:p text:style-name="P2"><text:span text:style-name="T1">3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4.001cm" svg:height="1.751cm" svg:x="1.999cm" svg:y="8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501cm" svg:height="0.501cm" svg:x="4.504cm" svg:y="9.246cm">
            <text:p text:style-name="P2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501cm" svg:height="0.501cm" svg:x="3.754cm" svg:y="9.246cm">
            <text:p text:style-name="P2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0.501cm" svg:height="0.501cm" svg:x="3.003cm" svg:y="9.246cm">
            <text:p text:style-name="P2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draw:layer="layout" svg:width="0.501cm" svg:height="0.501cm" svg:x="5.253cm" svg:y="9.246cm">
            <text:p text:style-name="P2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draw:layer="layout" svg:width="0.504cm" svg:height="0.504cm" svg:x="2.25cm" svg:y="9.247cm">
            <text:p text:style-name="P2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501cm" svg:height="0.501cm" svg:x="4.499cm" svg:y="8.499cm">
            <text:p text:style-name="P2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" draw:layer="layout" svg:width="0.501cm" svg:height="0.501cm" svg:x="3.749cm" svg:y="8.499cm">
            <text:p text:style-name="P2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" draw:layer="layout" svg:width="0.501cm" svg:height="0.501cm" svg:x="2.998cm" svg:y="8.499cm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" draw:layer="layout" svg:width="0.501cm" svg:height="0.501cm" svg:x="5.248cm" svg:y="8.499cm">
            <text:p text:style-name="P2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draw:layer="layout" svg:width="0.504cm" svg:height="0.504cm" svg:x="2.245cm" svg:y="8.5cm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1" draw:layer="layout" svg:width="4.001cm" svg:height="1.751cm" svg:x="6.999cm" svg:y="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0.501cm" svg:height="0.501cm" svg:x="9.504cm" svg:y="2.996cm">
            <text:p text:style-name="P2"><text:span text:style-name="T1">2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" draw:layer="layout" svg:width="0.501cm" svg:height="0.501cm" svg:x="8.754cm" svg:y="2.996cm">
            <text:p text:style-name="P2"><text:span text:style-name="T1">2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" draw:layer="layout" svg:width="0.501cm" svg:height="0.501cm" svg:x="8.003cm" svg:y="2.996cm">
            <text:p text:style-name="P2"><text:span text:style-name="T1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" draw:layer="layout" svg:width="0.501cm" svg:height="0.501cm" svg:x="10.253cm" svg:y="2.996cm">
            <text:p text:style-name="P2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3" draw:layer="layout" svg:width="0.504cm" svg:height="0.504cm" svg:x="7.25cm" svg:y="2.997cm">
            <text:p text:style-name="P2"><text:span text:style-name="T1">2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" draw:layer="layout" svg:width="0.501cm" svg:height="0.501cm" svg:x="9.499cm" svg:y="2.249cm">
            <text:p text:style-name="P2"><text:span text:style-name="T1">2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" draw:layer="layout" svg:width="0.501cm" svg:height="0.501cm" svg:x="8.749cm" svg:y="2.249cm">
            <text:p text:style-name="P2"><text:span text:style-name="T1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3" draw:layer="layout" svg:width="0.501cm" svg:height="0.501cm" svg:x="7.998cm" svg:y="2.249cm">
            <text:p text:style-name="P2"><text:span text:style-name="T1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draw:layer="layout" svg:width="0.501cm" svg:height="0.501cm" svg:x="10.248cm" svg:y="2.249cm">
            <text:p text:style-name="P2"><text:span text:style-name="T1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draw:layer="layout" svg:width="0.504cm" svg:height="0.504cm" svg:x="7.245cm" svg:y="2.25cm">
            <text:p text:style-name="P2"><text:span text:style-name="T1">2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4" draw:layer="layout" svg:width="0.75cm" svg:height="0.749cm" svg:x="7cm" svg:y="8.751cm">
          <text:p text:style-name="P4"><text:span text:style-name="T1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75cm" svg:height="0.75cm" svg:x="13.63cm" svg:y="4.75cm">
          <text:p text:style-name="P4"><text:span text:style-name="T1">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75cm" svg:height="0.75cm" svg:x="7cm" svg:y="5.75cm">
          <text:p text:style-name="P4"><text:span text:style-name="T1">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75cm" svg:height="0.75cm" svg:x="7cm" svg:y="7.25cm">
          <text:p text:style-name="P5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6" draw:layer="layout" svg:width="0.25cm" svg:height="4cm" draw:transform="rotate (-1.5707963267949) translate (11cm 4.2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47" draw:text-style-name="P6" draw:layer="layout" svg:x1="9cm" svg:y1="4.5cm" svg:x2="9cm" svg:y2="4.75cm">
            <text:p/>
          </draw:line>
        </draw:g>
        <draw:g>
          <draw:custom-shape draw:style-name="gr48" draw:text-style-name="P6" draw:layer="layout" svg:width="0.25cm" svg:height="4cm" draw:transform="rotate (-1.5707963267949) translate (16cm 4.2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49" draw:text-style-name="P6" draw:layer="layout" svg:x1="14cm" svg:y1="4.5cm" svg:x2="14cm" svg:y2="4.75cm">
            <text:p/>
          </draw:line>
        </draw:g>
        <draw:g>
          <draw:custom-shape draw:style-name="gr50" draw:text-style-name="P6" draw:layer="layout" svg:width="0.25cm" svg:height="4cm" draw:transform="rotate (-1.5707963267949) translate (6cm 4.2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51" draw:text-style-name="P6" draw:layer="layout" svg:x1="4cm" svg:y1="4.5cm" svg:x2="4cm" svg:y2="4.75cm">
            <text:p/>
          </draw:line>
        </draw:g>
        <draw:g>
          <draw:custom-shape draw:style-name="gr52" draw:text-style-name="P6" draw:layer="layout" svg:width="0.25cm" svg:height="1.75cm" svg:x="6.25cm" svg:y="8.2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53" draw:text-style-name="P6" draw:layer="layout" svg:x1="6.5cm" svg:y1="9.125cm" svg:x2="6.75cm" svg:y2="9.125cm">
            <text:p/>
          </draw:line>
        </draw:g>
        <draw:line draw:style-name="gr54" draw:text-style-name="P7" draw:layer="layout" svg:x1="7.38cm" svg:y1="6.5cm" svg:x2="7.38cm" svg:y2="7.25cm">
          <text:p/>
        </draw:line>
        <draw:line draw:style-name="gr54" draw:text-style-name="P7" draw:layer="layout" svg:x1="7.38cm" svg:y1="8.75cm" svg:x2="7.38cm" svg:y2="8cm">
          <text:p/>
        </draw:line>
        <draw:line draw:style-name="gr54" draw:text-style-name="P7" draw:layer="layout" svg:x1="8.75cm" svg:y1="5.25cm" svg:x2="7.75cm" svg:y2="6cm">
          <text:p/>
        </draw:line>
        <draw:line draw:style-name="gr54" draw:text-style-name="P7" draw:layer="layout" svg:x1="13.63cm" svg:y1="5.13cm" svg:x2="9.38cm" svg:y2="5.13cm">
          <text:p/>
        </draw:line>
        <draw:line draw:style-name="gr54" draw:text-style-name="P7" draw:layer="layout" svg:x1="4.25cm" svg:y1="5.25cm" svg:x2="6.99cm" svg:y2="5.99cm">
          <text:p/>
        </draw:line>
        <draw:custom-shape draw:style-name="gr45" draw:text-style-name="P4" draw:layer="layout" svg:width="0.75cm" svg:height="0.75cm" svg:x="8.63cm" svg:y="4.75cm">
          <text:p text:style-name="P4"><text:span text:style-name="T1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75cm" svg:height="0.75cm" svg:x="3.63cm" svg:y="4.75cm">
          <text:p text:style-name="P4"><text:span text:style-name="T1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" draw:layer="layout" svg:width="4cm" svg:height="0.513cm" svg:x="2cm" svg:y="3.737cm">
          <draw:text-box>
            <text:p text:style-name="P4"><text:span text:style-name="T1">PAN 2</text:span></text:p>
          </draw:text-box>
        </draw:frame>
        <draw:frame draw:style-name="gr55" draw:text-style-name="P4" draw:layer="layout" svg:width="4cm" svg:height="0.513cm" svg:x="7cm" svg:y="3.737cm">
          <draw:text-box>
            <text:p text:style-name="P4"><text:span text:style-name="T1">PAN 3</text:span></text:p>
          </draw:text-box>
        </draw:frame>
        <draw:frame draw:style-name="gr55" draw:text-style-name="P4" draw:layer="layout" svg:width="4cm" svg:height="0.513cm" svg:x="12cm" svg:y="3.737cm">
          <draw:text-box>
            <text:p text:style-name="P4"><text:span text:style-name="T1">PAN 4</text:span></text:p>
          </draw:text-box>
        </draw:frame>
        <draw:frame draw:style-name="gr55" draw:text-style-name="P4" draw:layer="layout" svg:width="4cm" svg:height="0.513cm" svg:x="2cm" svg:y="10.001cm">
          <draw:text-box>
            <text:p text:style-name="P4"><text:span text:style-name="T1">PAN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8T10:26:43</meta:creation-date>
    <dc:date>2015-09-08T11:07:05</dc:date>
    <meta:editing-duration>PT24M51S</meta:editing-duration>
    <meta:editing-cycles>2</meta:editing-cycles>
    <meta:generator>LibreOffice/3.5$Linux_X86_64 LibreOffice_project/350m1$Build-2</meta:generator>
    <meta:document-statistic meta:object-count="75"/>
  </office:meta>
</office:document-meta>
</file>